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F2000001C6D1DD3F5E0C497E57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Heiti TC" svg:font-family="'Heiti TC'" style:font-pitch="variable"/>
    <style:font-face style:name="Heiti TC1" svg:font-family="'Heiti TC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roman" style:font-pitch="variable"/>
    <style:font-face style:name="Microsoft JhengHei1" svg:font-family="'Microsoft JhengHei'" style:font-family-generic="system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  <style:font-face style:name="华文宋体" svg:font-family="华文宋体" style:font-pitch="variable"/>
    <style:font-face style:name="微軟正黑體" svg:font-family="微軟正黑體" style:font-family-generic="swiss" style:font-pitch="variable"/>
  </office:font-face-decls>
  <office:automatic-styles>
    <style:style style:name="Table4" style:family="table">
      <style:table-properties style:width="19.001cm" table:align="margins" fo:background-color="transparent" style:may-break-between-rows="true" table:border-model="collapsing">
        <style:background-image/>
      </style:table-properties>
    </style:style>
    <style:style style:name="Table4.A" style:family="table-column">
      <style:table-column-properties style:column-width="19.001cm" style:rel-column-width="65535*"/>
    </style:style>
    <style:style style:name="Table4.1" style:family="table-row">
      <style:table-row-properties style:min-row-height="0.797cm" fo:background-color="transparent" fo:keep-together="auto">
        <style:background-image/>
      </style:table-row-properties>
    </style:style>
    <style:style style:name="Table4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" style:family="table">
      <style:table-properties style:width="18.997cm" fo:margin-left="0.009cm" table:align="left"/>
    </style:style>
    <style:style style:name="Table1.A" style:family="table-column">
      <style:table-column-properties style:column-width="11.299cm"/>
    </style:style>
    <style:style style:name="Table1.B" style:family="table-column">
      <style:table-column-properties style:column-width="7.698cm"/>
    </style:style>
    <style:style style:name="Table1.1" style:family="table-row">
      <style:table-row-properties style:min-row-height="0.605cm"/>
    </style:style>
    <style:style style:name="Table1.A1" style:family="table-cell">
      <style:table-cell-properties style:vertical-align="middle" style:writing-mode="page"/>
    </style:style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0.797cm" style:rel-column-width="2749*"/>
    </style:style>
    <style:style style:name="Table5.B" style:family="table-column">
      <style:table-column-properties style:column-width="3.508cm" style:rel-column-width="12100*"/>
    </style:style>
    <style:style style:name="Table5.C" style:family="table-column">
      <style:table-column-properties style:column-width="7.488cm" style:rel-column-width="25825*"/>
    </style:style>
    <style:style style:name="Table5.D" style:family="table-column">
      <style:table-column-properties style:column-width="1.603cm" style:rel-column-width="5530*"/>
    </style:style>
    <style:style style:name="Table5.E" style:family="table-column">
      <style:table-column-properties style:column-width="2.902cm" style:rel-column-width="10007*"/>
    </style:style>
    <style:style style:name="Table5.F" style:family="table-column">
      <style:table-column-properties style:column-width="2.704cm" style:rel-column-width="9324*"/>
    </style:style>
    <style:style style:name="Table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5.F1" style:family="table-cell">
      <style:table-cell-properties style:vertical-align="middle" fo:padding="0.097cm" fo:border="0.05pt solid #000000"/>
    </style:style>
    <style:style style:name="Table5.2" style:family="table-row">
      <style:table-row-properties style:min-row-height="0.654cm"/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002cm"/>
    </style:style>
    <style:style style:name="Table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5" style:family="table-row">
      <style:table-row-properties style:min-row-height="0.693cm"/>
    </style:style>
    <style:style style:name="Table3" style:family="table">
      <style:table-properties style:width="19.001cm" fo:margin-left="0.004cm" table:align="left"/>
    </style:style>
    <style:style style:name="Table3.A" style:family="table-column">
      <style:table-column-properties style:column-width="4.505cm"/>
    </style:style>
    <style:style style:name="Table3.B" style:family="table-column">
      <style:table-column-properties style:column-width="14.496cm"/>
    </style:style>
    <style:style style:name="Table3.1" style:family="table-row">
      <style:table-row-properties style:min-row-height="0.598cm"/>
    </style:style>
    <style:style style:name="Table3.A1" style:family="table-cell">
      <style:table-cell-properties style:writing-mode="page"/>
    </style:style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1.995cm" style:rel-column-width="6880*"/>
    </style:style>
    <style:style style:name="Table2.B" style:family="table-column">
      <style:table-column-properties style:column-width="17.006cm" style:rel-column-width="58655*"/>
    </style:style>
    <style:style style:name="Table2.1" style:family="table-row">
      <style:table-row-properties style:row-height="0.6cm"/>
    </style:style>
    <style:style style:name="Table2.A1" style:family="table-cell">
      <style:table-cell-properties style:vertical-align="middle" style:writing-mode="page"/>
    </style:style>
    <style:style style:name="Table2.2" style:family="table-row">
      <style:table-row-properties style:min-row-height="0.4cm"/>
    </style:style>
    <style:style style:name="Table2.A2" style:family="table-cell">
      <style:table-cell-properties style:writing-mode="page"/>
    </style:style>
    <style:style style:name="Table2.B2" style:family="table-cell">
      <style:table-cell-properties style:writing-mode="page"/>
    </style:style>
    <style:style style:name="Table2.A3" style:family="table-cell">
      <style:table-cell-properties style:writing-mode="page"/>
    </style:style>
    <style:style style:name="Table2.B3" style:family="table-cell">
      <style:table-cell-properties style:writing-mode="page"/>
    </style:style>
    <style:style style:name="Table2.A4" style:family="table-cell">
      <style:table-cell-properties style:writing-mode="page"/>
    </style:style>
    <style:style style:name="Table2.B4" style:family="table-cell">
      <style:table-cell-properties style:writing-mode="page"/>
    </style:style>
    <style:style style:name="Table2.A5" style:family="table-cell">
      <style:table-cell-properties style:writing-mode="page"/>
    </style:style>
    <style:style style:name="Table6" style:family="table">
      <style:table-properties style:width="19.001cm" table:align="margins"/>
    </style:style>
    <style:style style:name="Table6.A" style:family="table-column">
      <style:table-column-properties style:column-width="5.105cm" style:rel-column-width="17606*"/>
    </style:style>
    <style:style style:name="Table6.B" style:family="table-column">
      <style:table-column-properties style:column-width="4.607cm" style:rel-column-width="15890*"/>
    </style:style>
    <style:style style:name="Table6.C" style:family="table-column">
      <style:table-column-properties style:column-width="4.283cm" style:rel-column-width="14771*"/>
    </style:style>
    <style:style style:name="Table6.D" style:family="table-column">
      <style:table-column-properties style:column-width="5.006cm" style:rel-column-width="17268*"/>
    </style:style>
    <style:style style:name="Table6.1" style:family="table-row">
      <style:table-row-properties style:min-row-height="0.404cm"/>
    </style:style>
    <style:style style:name="Table6.A1" style:family="table-cell">
      <style:table-cell-properties style:writing-mode="page"/>
    </style:style>
    <style:style style:name="P1" style:family="paragraph" style:parent-style-name="Header">
      <style:paragraph-properties fo:margin-top="0.101cm" fo:margin-bottom="0.101cm" style:contextual-spacing="false" fo:line-height="0.049cm"/>
      <style:text-properties officeooo:paragraph-rsid="0107c5dd"/>
    </style:style>
    <style:style style:name="P2" style:family="paragraph" style:parent-style-name="Standard">
      <style:paragraph-properties fo:margin-top="0cm" fo:margin-bottom="0cm" style:contextual-spacing="false" fo:line-height="0.101cm"/>
      <style:text-properties officeooo:paragraph-rsid="0107c5dd"/>
    </style:style>
    <style:style style:name="P3" style:family="paragraph" style:parent-style-name="Footer">
      <style:paragraph-properties fo:text-align="center" style:justify-single-word="false"/>
      <style:text-properties style:font-name="微軟正黑體" fo:font-size="6pt" officeooo:paragraph-rsid="0107c5dd" style:font-name-asian="微軟正黑體" style:font-size-asian="6pt" style:font-size-complex="6pt"/>
    </style:style>
    <style:style style:name="P4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0.6cm" fo:text-align="center" style:justify-single-word="false" fo:text-indent="0cm" style:auto-text-indent="false" fo:background-color="transparent" style:vertical-align="middle">
        <style:tab-stops/>
      </style:paragraph-properties>
      <style:text-properties style:font-name="微軟正黑體" fo:font-size="10pt" fo:letter-spacing="normal" fo:font-weight="bold" officeooo:rsid="00e4c40d" officeooo:paragraph-rsid="0107c5dd" style:letter-kerning="false" style:font-name-asian="华文宋体" style:font-size-asian="10pt" style:font-weight-asian="bold" style:font-name-complex="Microsoft JhengHei1" style:font-size-complex="10pt" style:font-weight-complex="bold" style:text-scale="100%"/>
    </style:style>
    <style:style style:name="P5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fo:font-weight="normal" officeooo:rsid="00d1531a" officeooo:paragraph-rsid="0107c5dd" style:font-name-asian="华文宋体" style:font-size-asian="10pt" style:font-weight-asian="normal" style:font-name-complex="Microsoft JhengHei1" style:font-size-complex="10pt" style:font-weight-complex="normal" style:text-scale="95%"/>
    </style:style>
    <style:style style:name="P6" style:family="paragraph" style:parent-style-name="Table_20_Contents">
      <style:paragraph-properties fo:text-align="center" style:justify-single-word="false"/>
      <style:text-properties style:font-name="微軟正黑體" fo:font-size="10pt" officeooo:paragraph-rsid="0103c668" style:font-name-asian="微軟正黑體" style:font-size-asian="10pt" style:font-size-complex="10pt"/>
    </style:style>
    <style:style style:name="P7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微軟正黑體" fo:font-size="10pt" officeooo:rsid="00e9159b" officeooo:paragraph-rsid="0103c668" style:font-name-asian="微軟正黑體" style:font-size-asian="10pt" style:font-size-complex="10pt"/>
    </style:style>
    <style:style style:name="P8" style:family="paragraph" style:parent-style-name="Standard">
      <style:paragraph-properties fo:margin-top="0.101cm" fo:margin-bottom="0.101cm" style:contextual-spacing="false" fo:line-height="115%" fo:text-align="center" style:justify-single-word="false"/>
      <style:text-properties style:font-name="微軟正黑體" fo:font-size="10pt" officeooo:rsid="00e9159b" officeooo:paragraph-rsid="0103c668" style:font-name-asian="微軟正黑體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微軟正黑體" fo:font-size="10pt" officeooo:paragraph-rsid="0103c668" style:font-name-asian="微軟正黑體" style:font-size-asian="10pt" style:font-size-complex="10pt"/>
    </style:style>
    <style:style style:name="P10" style:family="paragraph" style:parent-style-name="Standard">
      <style:paragraph-properties fo:line-height="115%" fo:text-align="center" style:justify-single-word="false"/>
      <style:text-properties style:font-name="微軟正黑體" fo:font-size="10pt" officeooo:rsid="001e3d71" officeooo:paragraph-rsid="0103c668" style:font-name-asian="微軟正黑體" style:font-size-asian="10pt" style:font-size-complex="10pt"/>
    </style:style>
    <style:style style:name="P11" style:family="paragraph" style:parent-style-name="Standard">
      <loext:graphic-properties draw:fill-hatch-name="hatch"/>
      <style:paragraph-properties fo:margin-top="0cm" fo:margin-bottom="0cm" style:contextual-spacing="false" fo:line-height="115%"/>
      <style:text-properties style:font-name="微軟正黑體" fo:font-size="10pt" officeooo:rsid="001e3d71" officeooo:paragraph-rsid="00544e52" style:font-name-asian="微軟正黑體" style:font-size-asian="10pt" style:font-size-complex="10pt"/>
    </style:style>
    <style:style style:name="P12" style:family="paragraph" style:parent-style-name="Standard">
      <loext:graphic-properties draw:fill-hatch-name="hatch"/>
      <style:paragraph-properties fo:margin-top="0cm" fo:margin-bottom="0cm" style:contextual-spacing="false" fo:line-height="115%"/>
      <style:text-properties style:font-name="微軟正黑體" fo:font-size="10pt" officeooo:rsid="00e50623" officeooo:paragraph-rsid="00e50623" style:font-name-asian="微軟正黑體" style:font-size-asian="10pt" style:font-size-complex="10pt"/>
    </style:style>
    <style:style style:name="P13" style:family="paragraph" style:parent-style-name="Standard">
      <style:paragraph-properties fo:line-height="115%" fo:text-align="center" style:justify-single-word="false"/>
      <style:text-properties style:font-name="微軟正黑體" fo:font-size="10pt" officeooo:rsid="00c3e54b" officeooo:paragraph-rsid="0103c668" style:font-name-asian="微軟正黑體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微軟正黑體" fo:font-size="9pt" style:font-name-asian="微軟正黑體" style:font-size-asian="9pt" style:font-size-complex="9pt"/>
    </style:style>
    <style:style style:name="P15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微軟正黑體" fo:font-size="9pt" officeooo:rsid="00e61264" officeooo:paragraph-rsid="00595e9f" style:font-name-asian="微軟正黑體" style:font-size-asian="9pt" style:font-size-complex="9pt"/>
    </style:style>
    <style:style style:name="P16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微軟正黑體" fo:font-size="9pt" officeooo:rsid="00e61264" officeooo:paragraph-rsid="00e61264" style:font-name-asian="微軟正黑體" style:font-size-asian="9pt" style:font-size-complex="9pt"/>
    </style:style>
    <style:style style:name="P17" style:family="paragraph" style:parent-style-name="Table_20_Contents">
      <style:paragraph-properties fo:margin-top="0.101cm" fo:margin-bottom="0.101cm" style:contextual-spacing="false" fo:line-height="100%"/>
      <style:text-properties style:font-name="微軟正黑體" fo:font-size="9pt" officeooo:rsid="00e61264" officeooo:paragraph-rsid="00e61264" style:font-name-asian="微軟正黑體" style:font-size-asian="9pt" style:font-size-complex="9pt"/>
    </style:style>
    <style:style style:name="P18" style:family="paragraph" style:parent-style-name="Table_20_Contents">
      <style:paragraph-properties fo:margin-top="0.101cm" fo:margin-bottom="0.101cm" style:contextual-spacing="false" fo:line-height="100%" fo:text-align="center" style:justify-single-word="false"/>
      <style:text-properties style:font-name="微軟正黑體" fo:font-size="9pt" officeooo:rsid="00e61264" officeooo:paragraph-rsid="00eefbdd" style:font-name-asian="微軟正黑體" style:font-size-asian="9pt" style:font-size-complex="9pt"/>
    </style:style>
    <style:style style:name="P19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微軟正黑體" fo:font-size="9pt" style:font-name-asian="微軟正黑體" style:font-size-asian="9pt" style:font-size-complex="9pt"/>
    </style:style>
    <style:style style:name="P20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微軟正黑體" fo:font-size="9pt" style:font-name-asian="微軟正黑體" style:font-size-asian="9pt" style:font-size-complex="9pt"/>
    </style:style>
    <style:style style:name="P21" style:family="paragraph" style:parent-style-name="Table_20_Contents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style:font-name="微軟正黑體" fo:font-size="9pt" style:font-name-asian="微軟正黑體" style:font-size-asian="9pt" style:font-size-complex="9pt"/>
    </style:style>
    <style:style style:name="P22" style:family="paragraph" style:parent-style-name="Table_20_Contents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style:font-name="微軟正黑體" fo:font-size="9pt" officeooo:rsid="0061772c" style:font-name-asian="微軟正黑體" style:font-size-asian="9pt" style:font-size-complex="9pt"/>
    </style:style>
    <style:style style:name="P23" style:family="paragraph" style:parent-style-name="Table_20_Contents">
      <style:paragraph-properties fo:line-height="100%" fo:text-align="end" style:justify-single-word="false"/>
      <style:text-properties style:font-name="微軟正黑體" fo:font-size="9pt" officeooo:rsid="0063937a" officeooo:paragraph-rsid="00eefbdd" style:font-name-asian="微軟正黑體" style:font-size-asian="9pt" style:font-size-complex="9pt"/>
    </style:style>
    <style:style style:name="P24" style:family="paragraph" style:parent-style-name="Table_20_Contents">
      <loext:graphic-properties draw:fill-gradient-name="gradient" draw:fill-hatch-name="hatch"/>
      <style:paragraph-properties fo:margin-top="0cm" fo:margin-bottom="0cm" style:contextual-spacing="false" fo:line-height="115%" fo:text-align="justify" style:justify-single-word="false"/>
      <style:text-properties style:font-name="微軟正黑體" fo:font-size="9pt" officeooo:rsid="00e76b90" officeooo:paragraph-rsid="00e76b90" style:font-name-asian="微軟正黑體" style:font-size-asian="9pt" style:font-size-complex="9pt"/>
    </style:style>
    <style:style style:name="P25" style:family="paragraph" style:parent-style-name="Table_20_Contents">
      <loext:graphic-properties draw:fill-gradient-name="gradient" draw:fill-hatch-name="hatch"/>
      <style:paragraph-properties fo:margin-top="0cm" fo:margin-bottom="0cm" style:contextual-spacing="false" fo:line-height="115%" fo:text-align="start" style:justify-single-word="false"/>
      <style:text-properties style:font-name="微軟正黑體" fo:font-size="9pt" officeooo:rsid="00c07489" officeooo:paragraph-rsid="00c07489" style:font-name-asian="微軟正黑體" style:font-size-asian="9pt" style:font-size-complex="9pt"/>
    </style:style>
    <style:style style:name="P26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微軟正黑體" fo:font-size="9pt" officeooo:rsid="00c1908e" officeooo:paragraph-rsid="00c1908e" style:font-name-asian="微軟正黑體" style:font-size-asian="9pt" style:font-size-complex="9pt"/>
    </style:style>
    <style:style style:name="P27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微軟正黑體" fo:font-size="9pt" officeooo:rsid="00e9159b" officeooo:paragraph-rsid="00e9159b" style:font-name-asian="微軟正黑體" style:font-size-asian="9pt" style:font-size-complex="9pt"/>
    </style:style>
    <style:style style:name="P28" style:family="paragraph" style:parent-style-name="Table_20_Contents">
      <loext:graphic-properties draw:fill-gradient-name="gradient" draw:fill-hatch-name="hatch"/>
      <style:paragraph-properties fo:margin-top="0cm" fo:margin-bottom="0cm" style:contextual-spacing="false" fo:line-height="115%" fo:text-align="justify" style:justify-single-word="false"/>
      <style:text-properties style:font-name="微軟正黑體" fo:font-size="9pt" style:font-name-asian="微軟正黑體" style:font-size-asian="9pt" style:font-size-complex="9pt"/>
    </style:style>
    <style:style style:name="P29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/>
      <style:text-properties style:font-name="微軟正黑體" fo:font-size="9pt" style:font-name-asian="微軟正黑體" style:font-size-asian="9pt" style:font-size-complex="9pt"/>
    </style:style>
    <style:style style:name="P30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微軟正黑體" fo:font-size="9pt" fo:font-weight="normal" officeooo:paragraph-rsid="007948eb" style:font-name-asian="微軟正黑體" style:font-size-asian="9pt" style:font-weight-asian="normal" style:font-size-complex="9pt" style:font-weight-complex="normal"/>
    </style:style>
    <style:style style:name="P31" style:family="paragraph" style:parent-style-name="Table_20_Contents">
      <style:paragraph-properties fo:margin-top="0.101cm" fo:margin-bottom="0.101cm" style:contextual-spacing="false" fo:text-align="justify" style:justify-single-word="false"/>
      <style:text-properties style:font-name="微軟正黑體" fo:font-size="9pt" fo:font-weight="normal" officeooo:paragraph-rsid="007948eb" style:font-name-asian="微軟正黑體" style:font-size-asian="9pt" style:font-weight-asian="normal" style:font-size-complex="9pt" style:font-weight-complex="normal"/>
    </style:style>
    <style:style style:name="P32" style:family="paragraph" style:parent-style-name="Table_20_Contents">
      <loext:graphic-properties draw:fill-gradient-name="gradient" draw:fill-hatch-name="hatch"/>
      <style:paragraph-properties fo:margin-top="0cm" fo:margin-bottom="0cm" style:contextual-spacing="false" fo:line-height="115%" fo:text-align="justify" style:justify-single-word="false"/>
      <style:text-properties style:font-name="微軟正黑體" fo:font-size="9pt" officeooo:rsid="00e76b90" officeooo:paragraph-rsid="00e76b90" style:letter-kerning="false" style:font-name-asian="微軟正黑體" style:font-size-asian="9pt" style:font-size-complex="9pt"/>
    </style:style>
    <style:style style:name="P33" style:family="paragraph" style:parent-style-name="Table_20_Contents">
      <loext:graphic-properties draw:fill-gradient-name="gradient" draw:fill-hatch-name="hatch"/>
      <style:paragraph-properties fo:margin-top="0cm" fo:margin-bottom="0cm" style:contextual-spacing="false" fo:line-height="115%" fo:text-align="start" style:justify-single-word="false"/>
      <style:text-properties style:font-name="微軟正黑體" fo:font-size="9pt" style:letter-kerning="false" style:font-name-asian="微軟正黑體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微軟正黑體" fo:font-size="10.25pt" officeooo:paragraph-rsid="0103c668" style:font-name-asian="微軟正黑體" style:font-size-asian="9pt" style:font-size-complex="10.25pt"/>
    </style:style>
    <style:style style:name="P35" style:family="paragraph" style:parent-style-name="Table_20_Contents">
      <style:paragraph-properties fo:text-align="start" style:justify-single-word="false"/>
      <style:text-properties style:font-name="微軟正黑體" fo:font-size="10.25pt" officeooo:paragraph-rsid="0103c668" style:font-name-asian="微軟正黑體" style:font-size-asian="9pt" style:font-size-complex="10.25pt"/>
    </style:style>
    <style:style style:name="P36" style:family="paragraph" style:parent-style-name="Standard">
      <style:paragraph-properties fo:line-height="115%" fo:text-align="end" style:justify-single-word="false"/>
      <style:text-properties style:font-name="微軟正黑體" fo:font-size="10.25pt" officeooo:rsid="001e3d71" officeooo:paragraph-rsid="00544e52" style:font-name-asian="微軟正黑體" style:font-size-asian="9pt" style:font-size-complex="10.25pt"/>
    </style:style>
    <style:style style:name="P37" style:family="paragraph" style:parent-style-name="Standard">
      <style:paragraph-properties fo:line-height="115%" fo:text-align="start" style:justify-single-word="false"/>
      <style:text-properties style:font-name="微軟正黑體" fo:font-size="10.25pt" officeooo:rsid="001e3d71" officeooo:paragraph-rsid="0059d620" style:font-name-asian="微軟正黑體" style:font-size-asian="9pt" style:font-size-complex="10.25pt"/>
    </style:style>
    <style:style style:name="P38" style:family="paragraph" style:parent-style-name="Standard">
      <style:paragraph-properties fo:line-height="0.3cm"/>
      <style:text-properties style:font-name="微軟正黑體" fo:font-size="10.25pt" officeooo:rsid="001e3d71" officeooo:paragraph-rsid="00544e52" style:font-name-asian="微軟正黑體" style:font-size-asian="9pt" style:font-size-complex="10.25pt"/>
    </style:style>
    <style:style style:name="P39" style:family="paragraph" style:parent-style-name="Standard">
      <style:paragraph-properties fo:line-height="115%" fo:text-align="start" style:justify-single-word="false"/>
      <style:text-properties style:font-name="微軟正黑體" fo:font-size="10.25pt" officeooo:rsid="00c3e54b" officeooo:paragraph-rsid="0059d620" style:font-name-asian="微軟正黑體" style:font-size-asian="9pt" style:font-size-complex="10.25pt"/>
    </style:style>
    <style:style style:name="P40" style:family="paragraph" style:parent-style-name="Standard">
      <style:paragraph-properties fo:line-height="115%" fo:text-align="center" style:justify-single-word="false"/>
      <style:text-properties style:font-name="微軟正黑體" fo:font-size="10.25pt" officeooo:rsid="00c3e54b" officeooo:paragraph-rsid="0103c668" style:font-name-asian="微軟正黑體" style:font-size-asian="9pt" style:font-size-complex="10.25pt"/>
    </style:style>
    <style:style style:name="P41" style:family="paragraph" style:parent-style-name="Footer">
      <style:paragraph-properties fo:text-align="center" style:justify-single-word="false"/>
      <style:text-properties style:font-name="微軟正黑體" fo:font-size="6.84999990463257pt" officeooo:paragraph-rsid="0103c668" style:font-name-asian="微軟正黑體" style:font-size-asian="6pt" style:font-size-complex="6.84999990463257pt"/>
    </style:style>
    <style:style style:name="P42" style:family="paragraph" style:parent-style-name="Standard">
      <style:paragraph-properties fo:line-height="0.049cm"/>
      <style:text-properties style:font-name="微軟正黑體" fo:font-size="14pt" officeooo:rsid="00cff28c" officeooo:paragraph-rsid="00b92025" fo:background-color="#e8a202" style:font-name-asian="微軟正黑體" style:font-size-asian="14pt" style:font-size-complex="14pt"/>
    </style:style>
    <style:style style:name="P43" style:family="paragraph" style:parent-style-name="Standard">
      <style:paragraph-properties fo:line-height="100%" fo:text-align="justify" style:justify-single-word="false"/>
      <style:text-properties style:font-name="微軟正黑體" fo:font-size="8pt" officeooo:paragraph-rsid="00544e52" style:font-name-asian="微軟正黑體" style:font-size-asian="8pt" style:font-name-complex="Heiti TC1" style:font-size-complex="8pt"/>
    </style:style>
    <style:style style:name="P44" style:family="paragraph" style:parent-style-name="Standard">
      <style:text-properties style:font-name="微軟正黑體" officeooo:paragraph-rsid="0103c668" style:font-name-asian="微軟正黑體"/>
    </style:style>
    <style:style style:name="P45" style:family="paragraph" style:parent-style-name="Table_20_Contents">
      <style:paragraph-properties fo:line-height="100%"/>
      <style:text-properties fo:font-size="10.25pt" style:font-name-asian="Heiti TC" style:font-size-asian="9pt" style:font-size-complex="10.25pt"/>
    </style:style>
    <style:style style:name="P46" style:family="paragraph" style:parent-style-name="Table_20_Contents">
      <style:paragraph-properties fo:line-height="100%"/>
    </style:style>
    <style:style style:name="P47" style:family="paragraph" style:parent-style-name="Standard">
      <loext:graphic-properties draw:fill="solid" draw:fill-color="#cccccc" draw:fill-gradient-name="Gradient_20_3" draw:fill-hatch-name="hatch"/>
      <style:paragraph-properties fo:line-height="115%" fo:text-align="center" style:justify-single-word="false" fo:background-color="#cccccc"/>
      <style:text-properties fo:color="#000000" loext:opacity="100%" style:text-outline="false" style:text-line-through-style="none" style:text-line-through-type="none" style:font-name="微軟正黑體" fo:font-size="16pt" fo:font-style="normal" fo:text-shadow="none" style:text-underline-style="none" fo:font-weight="bold" officeooo:rsid="00e502d5" officeooo:paragraph-rsid="00e502d5" fo:background-color="transparent" style:font-name-asian="微軟正黑體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48" style:family="paragraph" style:parent-style-name="Heading_20_1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华文宋体" fo:font-size="18pt" fo:font-weight="bold" officeooo:rsid="00e4c40d" officeooo:paragraph-rsid="0107c5dd" style:font-name-asian="华文宋体" style:font-size-asian="18pt" style:font-weight-asian="bold" style:font-name-complex="Microsoft JhengHei1" style:font-size-complex="18pt" style:font-weight-complex="bold" style:text-scale="100%"/>
    </style:style>
    <style:style style:name="T1" style:family="text">
      <style:text-properties officeooo:rsid="00967b93"/>
    </style:style>
    <style:style style:name="T2" style:family="text">
      <style:text-properties officeooo:rsid="00e4c40d"/>
    </style:style>
    <style:style style:name="T3" style:family="text">
      <style:text-properties officeooo:rsid="00e502d5"/>
    </style:style>
    <style:style style:name="T4" style:family="text">
      <style:text-properties officeooo:rsid="00e50623"/>
    </style:style>
    <style:style style:name="T5" style:family="text">
      <style:text-properties officeooo:rsid="00e9159b"/>
    </style:style>
    <style:style style:name="T6" style:family="text">
      <style:text-properties officeooo:rsid="00ea54d1"/>
    </style:style>
    <style:style style:name="T7" style:family="text">
      <style:text-properties officeooo:rsid="00e76b90"/>
    </style:style>
    <style:style style:name="T8" style:family="text">
      <style:text-properties officeooo:rsid="0059c700"/>
    </style:style>
    <style:style style:name="T9" style:family="text">
      <style:text-properties officeooo:rsid="00744384"/>
    </style:style>
    <style:style style:name="T10" style:family="text">
      <style:text-properties style:font-name="微軟正黑體" fo:font-size="9pt" style:font-name-asian="微軟正黑體" style:font-size-complex="9pt"/>
    </style:style>
    <style:style style:name="T11" style:family="text">
      <style:text-properties style:font-name="微軟正黑體" fo:font-size="9pt" officeooo:rsid="00a670c2" style:font-name-asian="微軟正黑體" style:font-size-complex="9pt"/>
    </style:style>
    <style:style style:name="T12" style:family="text">
      <style:text-properties style:font-name="微軟正黑體" fo:font-size="9pt" officeooo:rsid="0060ca62" style:font-name-asian="微軟正黑體" style:font-size-asian="9pt" style:font-size-complex="9pt"/>
    </style:style>
    <style:style style:name="T13" style:family="text">
      <style:text-properties officeooo:rsid="0108a83f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廠商名稱" text:name="py3o.o.partner_id.name"/>
        <text:user-field-decl office:value-type="string" office:string-value="採購單號" text:name="py3o.o.name"/>
        <text:user-field-decl office:value-type="string" office:string-value="客戶連絡人" text:name="py3o.o.contact_id.name"/>
        <text:user-field-decl office:value-type="string" office:string-value="客戶連絡電話" text:name="py3o.o.contact_id.phone"/>
        <text:user-field-decl office:value-type="string" office:string-value="業務連絡人" text:name="py3o.o.user_id.partner_id.name"/>
        <text:user-field-decl office:value-type="string" office:string-value="客戶email" text:name="py3o.o.contact_id.email"/>
        <text:user-field-decl office:value-type="string" office:string-value="客戶地址" text:name="py3o.o.contact_id.street"/>
        <text:user-field-decl office:value-type="string" office:string-value="業務電話" text:name="py3o.o.work_phone"/>
        <text:user-field-decl office:value-type="string" office:string-value="業務手機" text:name="py3o.o.mobile_phone"/>
        <text:user-field-decl office:value-type="string" office:string-value="項次" text:name="py3o.l.sitem_item"/>
        <text:user-field-decl office:value-type="string" office:string-value="機種-機型-料號" text:name="py3o.l.sitem_modeltype"/>
        <text:user-field-decl office:value-type="string" office:string-value="內容說明" text:name="py3o.l.sitem_desc"/>
        <text:user-field-decl office:value-type="string" office:string-value="數量" text:name="py3o.l.sitem_num"/>
        <text:user-field-decl office:value-type="string" office:string-value="備註" text:name="py3o.o.quotation_memo"/>
        <text:user-field-decl office:value-type="string" office:string-value="付款條件" text:name="py3o.o.payment_term_new.name"/>
        <text:user-field-decl office:value-type="string" office:string-value="保固服務條款" text:name="py3o.o.warranty_service_rule_new.name"/>
        <text:user-field-decl office:value-type="string" office:string-value="報價服務說明" text:name="py3o.o.quotation_include.name"/>
        <text:user-field-decl office:value-type="string" office:string-value="有效天數" text:name="py3o.o.quotation_term"/>
        <text:user-field-decl office:value-type="float" office:value="0" text:name="py3o.o.sitem_amounttot"/>
        <text:user-field-decl office:value-type="string" office:string-value="交貨期限" text:name="py3o.o.cdeliveryterm"/>
        <text:user-field-decl office:value-type="string" office:string-value="月結條件" text:name="py3o.o.copenaccountday"/>
        <text:user-field-decl office:value-type="string" office:string-value="內容說明" text:name="py3o.l.bf_sitem_desc"/>
        <text:user-field-decl office:value-type="string" office:string-value="單價" text:name="py3o.l.sitem_price"/>
        <text:user-field-decl office:value-type="string" office:string-value="小計" text:name="py3o.l.sitem_subtot"/>
        <text:user-field-decl office:value-type="string" office:string-value="幣別" text:name="py3o.data.symbol"/>
        <text:user-field-decl office:value-type="string" office:string-value="保固服務條款" text:name="py3o.data.warrantyservicename"/>
        <text:user-field-decl office:value-type="string" office:string-value="單價" text:name="py3o.l.bf_sitem_price"/>
        <text:user-field-decl office:value-type="string" office:string-value="小計" text:name="py3o.l.bf_sitem_subtot"/>
        <text:user-field-decl office:value-type="string" office:string-value="合計" text:name="py3o.o.bf_sitem_untax"/>
        <text:user-field-decl office:value-type="string" office:string-value="稅金" text:name="py3o.o.bf_sitem_tax"/>
        <text:user-field-decl office:value-type="string" office:string-value="總計" text:name="py3o.o.bf_sitem_amounttot"/>
        <text:user-field-decl office:value-type="string" office:string-value="優惠總價" text:name="py3o.o.bf_discount_amount"/>
        <text:user-field-decl office:value-type="string" office:string-value="備註" text:name="py3o.o.bf_neweb_memo"/>
        <text:user-field-decl office:value-type="string" office:string-value="機種-機型-料號" text:name="py3o.l.bf_sitem_modeltype"/>
        <text:user-field-decl office:value-type="string" office:string-value="客戶地址" text:name="py3o.o.bf_contact_id.street"/>
        <text:user-field-decl office:value-type="string" office:string-value="業務手機" text:name="py3o.o.bf_mobile_phone"/>
        <text:user-field-decl office:value-type="string" office:string-value="業務電話" text:name="py3o.o.bf_work_phone"/>
        <text:user-field-decl office:value-type="string" office:string-value="採購日期" text:name="py3o.o.bf_date_order"/>
        <text:user-field-decl office:value-type="string" office:string-value="項次" text:name="py3o.l.bf_sitem_item"/>
        <text:user-field-decl office:value-type="string" office:string-value="廠商連絡人" text:name="py3o.o.partner_contact.name"/>
        <text:user-field-decl office:value-type="string" office:string-value="廠商連絡電話" text:name="py3o.o.partner_id.phone"/>
        <text:user-field-decl office:value-type="string" office:string-value="廠商公司地址" text:name="py3o.o.partner_id.street"/>
        <text:user-field-decl office:value-type="string" office:string-value="廠商統編" text:name="py3o.o.partner_id.sno"/>
        <text:user-field-decl office:value-type="string" office:string-value="採購編號" text:name="py3o.o.bf_name"/>
        <text:user-field-decl office:value-type="string" office:string-value="收件人" text:name="py3o.o.bf_purchase_reciver"/>
        <text:user-field-decl office:value-type="string" office:string-value="付款條件" text:name="py3o.o.bf_pay_term"/>
        <text:user-field-decl office:value-type="string" office:string-value="交貨日期" text:name="py3o.o.bf_deliver_date"/>
        <text:user-field-decl office:value-type="string" office:string-value="項次" text:name="py3o.l.bf_pitem_item"/>
        <text:user-field-decl office:value-type="string" office:string-value="機種" text:name="py3o.l.bf_pitem_model_type"/>
        <text:user-field-decl office:value-type="string" office:string-value="說明" text:name="py3o.l.bf_pitem_desc"/>
        <text:user-field-decl office:value-type="string" office:string-value="保固期限" text:name="py3o.l.bf_pitem_warranty"/>
        <text:user-field-decl office:value-type="string" office:string-value="數量" text:name="py3o.l.bf_pitem_num"/>
        <text:user-field-decl office:value-type="string" office:string-value="單價" text:name="py3o.l.bf_pitem_price"/>
        <text:user-field-decl office:value-type="string" office:string-value="小計" text:name="py3o.l.bf_pitem_sum"/>
        <text:user-field-decl office:value-type="string" office:string-value="專案編號" text:name="py3o.l.bf_PID"/>
        <text:user-field-decl office:value-type="string" office:string-value="合計" text:name="py3o.o.bf_pitem_untax"/>
        <text:user-field-decl office:value-type="string" office:string-value="稅金" text:name="py3o.o.bf_pitem_tax"/>
        <text:user-field-decl office:value-type="string" office:string-value="總計" text:name="py3o.o.bf_pitem_amounttot"/>
        <text:user-field-decl office:value-type="string" office:string-value="地址類別" text:name="py3o.o.bf_purchase_loc"/>
        <text:user-field-decl office:value-type="string" office:string-value="公司名稱" text:name="py3o.o.bf_purchase_company"/>
        <text:user-field-decl office:value-type="string" office:string-value="寄送電話" text:name="py3o.o.bf_deliver_phone"/>
        <text:user-field-decl office:value-type="string" office:string-value="交貨地址" text:name="py3o.o.bf_purchase_deliver"/>
        <text:user-field-decl office:value-type="string" office:string-value="收件類別" text:name="py3o.o.bf_pur_rec_type_t"/>
        <text:user-field-decl office:value-type="string" office:string-value="付款說明" text:name="py3o.o.bf_payment_desc"/>
        <text:user-field-decl office:value-type="string" office:string-value="備註" text:name="py3o.o.bf_purchase_memo"/>
        <text:user-field-decl office:value-type="string" office:string-value="其他說明" text:name="py3o.o.bf_purchase_othernote"/>
        <text:user-field-decl office:value-type="string" office:string-value="說明" text:name="py3o.l.bf_pitem_spec"/>
        <text:user-field-decl office:value-type="string" office:string-value="專案編號" text:name="py3o.o.bf_PID"/>
        <text:user-field-decl office:value-type="string" office:string-value="幣別" text:name="py3o.o.currency_id.symbol"/>
        <text:user-field-decl office:value-type="string" office:string-value="廠商統編" text:name="py3o.o.partner_id.vat"/>
        <text:user-field-decl office:value-type="string" office:string-value="廠商傳真" text:name="py3o.o.partner_id.fax"/>
        <text:user-field-decl office:value-type="string" office:string-value="採購單號" text:name="py3o.o.bf_ename"/>
        <text:user-field-decl office:value-type="string" office:string-value="廠商聯絡人" text:name="py3o.o.bf_ccontact"/>
        <text:user-field-decl office:value-type="string" office:string-value="廠商連絡電話" text:name="py3o.o.bf_cphone"/>
        <text:user-field-decl office:value-type="string" office:string-value="廠商傳真" text:name="py3o.o.bf_cfax"/>
        <text:user-field-decl office:value-type="string" office:string-value="報價日期" text:name="py3o.o.date_order1"/>
        <text:user-field-decl office:value-type="string" office:string-value="廠商名稱" text:name="py3o.o.bf_partner_id.bf_name"/>
        <text:user-field-decl office:value-type="string" office:string-value="報價日期" text:name="py3o.o.bf_date_order1"/>
        <text:user-field-decl office:value-type="string" office:string-value="幣別" text:name="py3o.o.bf_currency_id.bf_symbol"/>
      </text:user-field-decls>
      <table:table table:name="Table4" table:style-name="Table4" table:template-name="Box List Yellow">
        <table:table-column table:style-name="Table4.A"/>
        <table:table-row table:style-name="Table4.1">
          <table:table-cell table:style-name="Table4.A1" office:value-type="string">
            <text:p text:style-name="P47">ORDER LIST</text:p>
          </table:table-cell>
        </table:table-row>
      </table:table>
      <text:p text:style-name="P4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<text:span text:style-name="T6">S</text:span><text:span text:style-name="T4">eller <text:s/>: <text:s/></text:span><text:span text:style-name="T4"><text:user-field-get text:name="py3o.o.bf_partner_id.bf_name">廠商名稱</text:user-field-get></text:span></text:p>
          </table:table-cell>
          <table:table-cell table:style-name="Table1.A1" office:value-type="string">
            <text:p text:style-name="P11"><text:span text:style-name="T4">P/O No : </text:span><text:user-field-get text:name="py3o.o.bf_ename">採購單號</text:user-field-get></text:p>
          </table:table-cell>
        </table:table-row>
        <table:table-row table:style-name="TableLine2109183949040">
          <table:table-cell table:style-name="Table1.A1" office:value-type="string">
            <text:p text:style-name="P11"><text:span text:style-name="T4">ATTN <text:s/>: </text:span><text:user-field-get text:name="py3o.o.bf_ccontact">廠商聯絡人</text:user-field-get></text:p>
          </table:table-cell>
          <table:table-cell table:style-name="Table1.A1" office:value-type="string">
            <text:p text:style-name="P12">Date <text:s text:c="5"/>: <text:user-field-get text:name="py3o.o.bf_date_order1">報價日期</text:user-field-get></text:p>
          </table:table-cell>
        </table:table-row>
        <table:table-row table:style-name="TableLine2109183940336">
          <table:table-cell table:style-name="Table1.A1" office:value-type="string">
            <text:p text:style-name="P11"><text:span text:style-name="T4">TEL</text:span> <text:s text:c="5"/>: <text:user-field-get text:name="py3o.o.bf_cphone">廠商連絡電話</text:user-field-get></text:p>
          </table:table-cell>
          <table:table-cell table:style-name="Table1.A1" office:value-type="string">
            <text:p text:style-name="P11"/>
          </table:table-cell>
        </table:table-row>
        <table:table-row table:style-name="TableLine2109183942784">
          <table:table-cell table:style-name="Table1.A1" office:value-type="string">
            <text:p text:style-name="P11"><text:span text:style-name="T4">FAX <text:s text:c="4"/>: </text:span><text:user-field-get text:name="py3o.o.bf_cfax">廠商傳真</text:user-field-get></text:p>
          </table:table-cell>
          <table:table-cell table:style-name="Table1.A1" office:value-type="string">
            <text:p text:style-name="P11"/>
          </table:table-cell>
        </table:table-row>
      </table:table>
      <text:p text:style-name="P38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Line2109183939792"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5">MDL / FC</text:p>
          </table:table-cell>
          <table:table-cell table:style-name="Table5.A1" office:value-type="string">
            <text:p text:style-name="P16">Descriptions</text:p>
          </table:table-cell>
          <table:table-cell table:style-name="Table5.A1" office:value-type="string">
            <text:p text:style-name="P16">Qty</text:p>
          </table:table-cell>
          <table:table-cell table:style-name="Table5.A1" office:value-type="string">
            <text:p text:style-name="P16">Unit Price</text:p>
          </table:table-cell>
          <table:table-cell table:style-name="Table5.F1" office:value-type="string">
            <text:p text:style-name="P16">Amount</text:p>
          </table:table-cell>
        </table:table-row>
        <table:table-row table:style-name="Table5.2">
          <table:table-cell table:style-name="Table5.A4" table:number-columns-spanned="6" office:value-type="string">
            <text:p text:style-name="P45"><text:a xlink:type="simple" xlink:href="py3o://for=%22l%20in%20o.display_line%22" text:style-name="Internet_20_link" text:visited-style-name="Visited_20_Internet_20_Link"><text:span text:style-name="T11">for="l in o.display_line"</text:span></text:a><text:span text:style-name="T10"> <text:s text:c="203"/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19"><text:user-field-get text:name="py3o.l.bf_pitem_item">項次</text:user-field-get></text:p>
          </table:table-cell>
          <table:table-cell table:style-name="Table5.A3" office:value-type="string">
            <text:p text:style-name="P20"><text:user-field-get text:name="py3o.l.bf_pitem_model_type">機種</text:user-field-get></text:p>
          </table:table-cell>
          <table:table-cell table:style-name="Table5.A3" office:value-type="string">
            <text:p text:style-name="P20"><text:user-field-get text:name="py3o.l.bf_pitem_spec">說明</text:user-field-get></text:p>
          </table:table-cell>
          <table:table-cell table:style-name="Table5.A3" office:value-type="string">
            <text:p text:style-name="P19"><text:user-field-get text:name="py3o.l.bf_pitem_num">數量</text:user-field-get><text:s/></text:p>
          </table:table-cell>
          <table:table-cell table:style-name="Table5.A3" office:value-type="string">
            <text:p text:style-name="P21"><text:user-field-get text:name="py3o.l.bf_pitem_price">單價</text:user-field-get></text:p>
          </table:table-cell>
          <table:table-cell table:style-name="Table5.F3" office:value-type="string">
            <text:p text:style-name="P22"><text:user-field-get text:name="py3o.l.bf_pitem_sum">小計</text:user-field-get></text:p>
          </table:table-cell>
        </table:table-row>
        <table:table-row table:style-name="TableLine2109183945776">
          <table:table-cell table:style-name="Table5.A4" table:number-columns-spanned="6" office:value-type="string">
            <text:p text:style-name="P46"><text:a xlink:type="simple" xlink:href="py3o:///for" text:style-name="Internet_20_link" text:visited-style-name="Visited_20_Internet_20_Link"><text:span text:style-name="T12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F1" table:number-columns-spanned="4" office:value-type="string">
            <text:p text:style-name="P17">1.PID: <text:span text:style-name="T8"><text:user-field-get text:name="py3o.o.bf_PID">專案編號</text:user-field-get></text:span></text:p>
          </table:table-cell>
          <table:covered-table-cell/>
          <table:covered-table-cell/>
          <table:covered-table-cell/>
          <table:table-cell table:style-name="Table5.A3" office:value-type="string">
            <text:p text:style-name="P18">Total <text:s/>Price</text:p>
          </table:table-cell>
          <table:table-cell table:style-name="Table5.F3" office:value-type="string">
            <text:p text:style-name="P23"><text:s/><text:user-field-get text:name="py3o.o.bf_pitem_amounttot">總計</text:user-field-get></text:p>
          </table:table-cell>
        </table:table-row>
      </table:table>
      <text:p text:style-name="P36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0"><text:span text:style-name="T7">1.Total Invoice Amount is :</text:span> <text:s text:c="3"/></text:p>
          </table:table-cell>
          <table:table-cell table:style-name="Table3.A1" office:value-type="string">
            <text:p text:style-name="P31"><text:s text:c="2"/><text:user-field-get text:name="py3o.o.bf_currency_id.bf_symbol">幣別</text:user-field-get><text:span text:style-name="T9"><text:s/></text:span><text:span text:style-name="T9"><text:user-field-get text:name="py3o.o.bf_pitem_amounttot">總計</text:user-field-get></text:span></text:p>
          </table:table-cell>
        </table:table-row>
      </table:table>
      <text:p text:style-name="P43"><text:s text:c="172"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2">2.Warranty</text:p>
          </table:table-cell>
          <table:table-cell table:style-name="Table2.A1" office:value-type="string">
            <text:p text:style-name="P24">: All goods have 3 months warranty.</text:p>
          </table:table-cell>
        </table:table-row>
        <table:table-row table:style-name="Table2.2">
          <table:table-cell table:style-name="Table2.A4" office:value-type="string">
            <text:p text:style-name="P33"><text:span text:style-name="T7">3.</text:span><text:span text:style-name="T13">P</text:span><text:span text:style-name="T7">ayment</text:span></text:p>
          </table:table-cell>
          <table:table-cell table:style-name="Table2.B4" office:value-type="string">
            <text:p text:style-name="P28"><text:span text:style-name="T7">: By T/T 30 days after received your goods.</text:span> </text:p>
          </table:table-cell>
        </table:table-row>
        <table:table-row table:style-name="Table2.2">
          <table:table-cell table:style-name="Table2.A4" office:value-type="string">
            <text:p text:style-name="P33"><text:span text:style-name="T7">4.</text:span><text:span text:style-name="T13">C</text:span><text:span text:style-name="T7">omment</text:span></text:p>
          </table:table-cell>
          <table:table-cell table:style-name="Table2.B4" office:value-type="string">
            <text:p text:style-name="P29">: <text:user-field-get text:name="py3o.o.bf_purchase_memo">備註</text:user-field-get></text:p>
          </table:table-cell>
        </table:table-row>
        <table:table-row table:style-name="Table2.2">
          <table:table-cell table:style-name="Table2.A4" office:value-type="string">
            <text:p text:style-name="P25"><text:s text:c="2"/></text:p>
          </table:table-cell>
          <table:table-cell table:style-name="Table2.B4" office:value-type="string">
            <text:p text:style-name="P28"/>
          </table:table-cell>
        </table:table-row>
        <table:table-row table:style-name="Table2.2">
          <table:table-cell table:style-name="Table2.A5" table:number-columns-spanned="2" office:value-type="string">
            <text:p text:style-name="P26"><text:span text:style-name="T5"><text:s text:c="2"/>Very truly yours</text:span> <text:s text:c="2"/></text:p>
            <text:p text:style-name="P27"><text:s text:c="2"/>Neweb Information Co., Ltd.</text:p>
            <text:p text:style-name="P27"><text:s text:c="2"/>Annie Lee</text:p>
          </table:table-cell>
          <table:covered-table-cell/>
        </table:table-row>
      </table:table>
      <text:p text:style-name="P37"><text:s text:c="23"/></text:p>
      <text:p text:style-name="P39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8">Seller</text:p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7">Buyer</text:p>
          </table:table-cell>
          <table:table-cell table:style-name="Table6.A1" office:value-type="string">
            <text:p text:style-name="P34"/>
          </table:table-cell>
        </table:table-row>
        <table:table-row table:style-name="TableLine2109183958288">
          <table:table-cell table:style-name="Table6.A1" office:value-type="string">
            <text:p text:style-name="P13">=============== <text:s/></text:p>
          </table:table-cell>
          <table:table-cell table:style-name="Table6.A1" office:value-type="string">
            <text:p text:style-name="P13"/>
          </table:table-cell>
          <table:table-cell table:style-name="Table6.A1" office:value-type="string">
            <text:p text:style-name="P13">===============</text:p>
          </table:table-cell>
          <table:table-cell table:style-name="Table6.A1" office:value-type="string">
            <text:p text:style-name="P40"/>
          </table:table-cell>
        </table:table-row>
        <table:table-row table:style-name="TableLine2109183966448">
          <table:table-cell table:style-name="Table6.A1" office:value-type="string">
            <text:p text:style-name="P10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35"/>
          </table:table-cell>
        </table:table-row>
      </table:table>
      <text:p text:style-name="P44"/>
      <text:p text:style-name="P4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Heiti TC" svg:font-family="'Heiti TC'" style:font-pitch="variable"/>
    <style:font-face style:name="Heiti TC1" svg:font-family="'Heiti TC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roman" style:font-pitch="variable"/>
    <style:font-face style:name="Microsoft JhengHei1" svg:font-family="'Microsoft JhengHei'" style:font-family-generic="system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  <style:font-face style:name="华文宋体" svg:font-family="华文宋体" style:font-pitch="variable"/>
    <style:font-face style:name="微軟正黑體" svg:font-family="微軟正黑體" style:font-family-generic="swiss" style:font-pitch="variable"/>
  </office:font-face-decls>
  <office:styles>
    <draw:gradient draw:name="Gradient_20_3" draw:display-name="Gradient 3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TC" style:font-family-asian="'PingFang T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201cm" fo:margin-right="5.004cm" fo:line-height="0.882cm" fo:text-align="center" style:justify-single-word="false" fo:text-indent="0cm" style:auto-text-indent="false"/>
      <style:text-properties style:font-name="Microsoft JhengHei" fo:font-family="'Microsoft JhengHei'" style:font-family-generic="roman" style:font-pitch="variable" fo:font-size="16pt" fo:language="en" fo:country="US" fo:font-weight="bold" style:font-name-asian="Microsoft JhengHei1" style:font-family-asian="'Microsoft JhengHei'" style:font-family-generic-asian="system" style:font-pitch-asian="variable" style:font-size-asian="16pt" style:language-asian="en" style:country-asian="US" style:font-weight-asian="bold" style:font-name-complex="Microsoft JhengHei1" style:font-family-complex="'Microsoft JhengHei'" style:font-family-generic-complex="system" style:font-pitch-complex="variable" style:font-size-complex="16pt" style:language-complex="ar" style:country-complex="SA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number:number-style style:name="N10000" number:language="zh" number:country="TW">
      <number:number number:min-integer-digits="1"/>
    </number:number-style>
    <number:text-style style:name="N10100" number:language="zh" number:country="TW">
      <number:text-content/>
    </number:text-style>
    <style:style style:name="Box_20_List_20_Yellow.1" style:display-name="Box List Yellow.1" style:family="table-cell" style:data-style-name="N10100">
      <style:table-cell-properties fo:background-color="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2" style:display-name="Box List Yellow.2" style:family="table-cell" style:data-style-name="N10000">
      <style:table-cell-properties fo:background-color="#fffbcc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3" style:display-name="Box List Yellow.3" style:family="table-cell" style:data-style-name="N10100">
      <style:table-cell-properties fo:border-left="0.74pt solid #faa61a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4" style:display-name="Box List Yellow.4" style:family="table-cell" style:data-style-name="N10000">
      <style:table-cell-properties fo:border-right="0.74pt solid #faa61a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5" style:display-name="Box List Yellow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6" style:display-name="Box List Yellow.6" style:family="table-cell" style:data-style-name="N10100">
      <style:table-cell-properties fo:background-color="#dddddd" fo:border-left="0.74pt solid #faa61a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7" style:display-name="Box List Yellow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8" style:display-name="Box List Yellow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9" style:display-name="Box List Yellow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10" style:display-name="Box List Yellow.10" style:family="table-cell" style:data-style-name="N10000">
      <style:table-cell-properties fo:background-color="#dddddd" fo:border-right="0.74pt solid #faa61a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11" style:display-name="Box List Yellow.11" style:family="table-cell" style:data-style-name="N10100">
      <style:table-cell-properties fo:background-color="#faa61a" fo:border-left="0.74pt solid 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2" style:display-name="Box List Yellow.12" style:family="table-cell" style:data-style-name="N10100">
      <style:table-cell-properties fo:background-color="#faa61a" fo:border-right="0.74pt solid 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3" style:display-name="Box List Yellow.13" style:family="table-cell" style:data-style-name="N10100">
      <style:table-cell-properties fo:background-color="#fffbcc" fo:border-left="0.74pt solid #faa61a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4" style:display-name="Box List Yellow.14" style:family="table-cell" style:data-style-name="N10000">
      <style:table-cell-properties fo:background-color="#fffbcc" fo:border-right="0.74pt solid #faa61a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5" style:display-name="Box List Yellow.15" style:family="table-cell" style:data-style-name="N10100">
      <style:table-cell-properties fo:background-color="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6" style:display-name="Box List Yellow.16" style:family="table-cell" style:data-style-name="N10000">
      <style:table-cell-properties fo:background-color="#fffbcc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Yellow" table:first-row-end-column="row" table:first-row-start-column="row" table:last-row-end-column="row" table:last-row-start-column="row">
      <table:first-row table:style-name="Box_20_List_20_Yellow.1"/>
      <table:last-row table:style-name="Box_20_List_20_Yellow.2"/>
      <table:first-column table:style-name="Box_20_List_20_Yellow.3"/>
      <table:last-column table:style-name="Box_20_List_20_Yellow.4"/>
      <table:body table:style-name="Box_20_List_20_Yellow.9"/>
      <table:even-rows table:style-name="Box_20_List_20_Yellow.5"/>
      <table:odd-rows table:style-name="Box_20_List_20_Yellow.6"/>
      <table:even-columns table:style-name="Box_20_List_20_Yellow.7"/>
      <table:odd-columns table:style-name="Box_20_List_20_Yellow.8"/>
      <table:background table:style-name="Box_20_List_20_Yellow.10"/>
      <loext:first-row-even-column table:style-name="Box_20_List_20_Yellow.15"/>
      <loext:last-row-even-column table:style-name="Box_20_List_20_Yellow.16"/>
      <loext:first-row-end-column table:style-name="Box_20_List_20_Yellow.12"/>
      <loext:first-row-start-column table:style-name="Box_20_List_20_Yellow.11"/>
      <loext:last-row-end-column table:style-name="Box_20_List_20_Yellow.14"/>
      <loext:last-row-start-column table:style-name="Box_20_List_20_Yellow.13"/>
    </table:table-template>
  </office:styles>
  <office:automatic-styles>
    <style:style style:name="表格2" style:family="table">
      <style:table-properties style:width="18.992cm" fo:break-before="column" table:align="left"/>
    </style:style>
    <style:style style:name="表格2.A" style:family="table-column">
      <style:table-column-properties style:column-width="18.992cm"/>
    </style:style>
    <style:style style:name="表格2.A1" style:family="table-cell">
      <style:table-cell-properties style:vertical-align="middle" fo:padding="0cm" fo:border="none" style:writing-mode="page"/>
    </style:style>
    <style:style style:name="表格2.2" style:family="table-row">
      <style:table-row-properties style:min-row-height="0.658cm"/>
    </style:style>
    <style:style style:name="表格2.A2" style:family="table-cell">
      <style:table-cell-properties style:vertical-align="bottom" fo:padding="0cm" fo:border="none" style:writing-mode="page"/>
    </style:style>
    <style:style style:name="MP1" style:family="paragraph" style:parent-style-name="Header">
      <style:paragraph-properties fo:margin-top="0.101cm" fo:margin-bottom="0.101cm" style:contextual-spacing="false" fo:line-height="0.049cm"/>
      <style:text-properties officeooo:paragraph-rsid="0107c5dd"/>
    </style:style>
    <style:style style:name="MP2" style:family="paragraph" style:parent-style-name="Standard">
      <style:paragraph-properties fo:margin-top="0cm" fo:margin-bottom="0cm" style:contextual-spacing="false" fo:line-height="0.101cm"/>
      <style:text-properties officeooo:paragraph-rsid="0107c5dd"/>
    </style:style>
    <style:style style:name="MP3" style:family="paragraph" style:parent-style-name="Footer">
      <style:paragraph-properties fo:text-align="center" style:justify-single-word="false"/>
      <style:text-properties style:font-name="微軟正黑體" fo:font-size="6pt" officeooo:paragraph-rsid="0107c5dd" style:font-name-asian="微軟正黑體" style:font-size-asian="6pt" style:font-size-complex="6pt"/>
    </style:style>
    <style:style style:name="MP4" style:family="paragraph" style:parent-style-name="Heading_20_1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华文宋体" fo:font-size="18pt" fo:font-weight="bold" officeooo:rsid="00e4c40d" officeooo:paragraph-rsid="0107c5dd" style:font-name-asian="华文宋体" style:font-size-asian="18pt" style:font-weight-asian="bold" style:font-name-complex="Microsoft JhengHei1" style:font-size-complex="18pt" style:font-weight-complex="bold" style:text-scale="100%"/>
    </style:style>
    <style:style style:name="MP5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0.6cm" fo:text-align="center" style:justify-single-word="false" fo:text-indent="0cm" style:auto-text-indent="false" fo:background-color="transparent" style:vertical-align="middle">
        <style:tab-stops/>
      </style:paragraph-properties>
      <style:text-properties style:font-name="微軟正黑體" fo:font-size="10pt" fo:letter-spacing="normal" fo:font-weight="bold" officeooo:rsid="00e4c40d" officeooo:paragraph-rsid="0107c5dd" style:letter-kerning="false" style:font-name-asian="华文宋体" style:font-size-asian="10pt" style:font-weight-asian="bold" style:font-name-complex="Microsoft JhengHei1" style:font-size-complex="10pt" style:font-weight-complex="bold" style:text-scale="100%"/>
    </style:style>
    <style:style style:name="MP6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fo:font-weight="normal" officeooo:rsid="00d1531a" officeooo:paragraph-rsid="0107c5dd" style:font-name-asian="华文宋体" style:font-size-asian="10pt" style:font-weight-asian="normal" style:font-name-complex="Microsoft JhengHei1" style:font-size-complex="10pt" style:font-weight-complex="normal" style:text-scale="95%"/>
    </style:style>
    <style:style style:name="MT1" style:family="text">
      <style:text-properties officeooo:rsid="00967b93"/>
    </style:style>
    <style:style style:name="MT2" style:family="text">
      <style:text-properties officeooo:rsid="00e4c40d"/>
    </style:style>
    <style:style style:name="MT3" style:family="text">
      <style:text-properties officeooo:rsid="00e502d5"/>
    </style:style>
    <style:style style:name="M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cm" fo:margin-left="0cm" fo:margin-right="0cm" fo:margin-bottom="0.3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表格2" table:style-name="表格2">
          <table:table-column table:style-name="表格2.A"/>
          <table:table-header-rows>
            <table:table-row table:style-name="TableLine2109022995008">
              <table:table-cell table:style-name="表格2.A1" office:value-type="string">
                <text:h text:style-name="MP4" text:outline-level="2"><draw:frame draw:style-name="Mfr1" draw:name="影像2" text:anchor-type="paragraph" svg:x="0.058cm" svg:y="0.187cm" svg:width="3.577cm" svg:height="1.653cm" draw:z-index="0"><draw:image xlink:href="Pictures/10000000000003F2000001C6D1DD3F5E0C497E57.jpg" xlink:type="simple" xlink:show="embed" xlink:actuate="onLoad" draw:mime-type="image/jpeg"/></draw:frame>Neweb Information Co., Ltd.</text:h>
              </table:table-cell>
            </table:table-row>
            <table:table-row table:style-name="表格2.2">
              <table:table-cell table:style-name="表格2.A2" office:value-type="string">
                <text:p text:style-name="MP5">2F,No.42,Xingzhong Rd,Neihu Dist,Taipei City 114,Taiwan,(R.O.C.)</text:p>
              </table:table-cell>
            </table:table-row>
            <table:table-row table:style-name="TableLine2109183935984">
              <table:table-cell table:style-name="表格2.A1" office:value-type="string">
                <text:p text:style-name="MP6"><text:span text:style-name="MT2">T</text:span><text:span text:style-name="MT3">EL</text:span><text:span text:style-name="MT2">:</text:span><text:span text:style-name="MT3">+886-2-27956660</text:span></text:p>
              </table:table-cell>
            </table:table-row>
          </table:table-header-rows>
          <table:table-row table:style-name="TableLine2109183942512">
            <table:table-cell table:style-name="表格2.A1" office:value-type="string">
              <text:p text:style-name="MP6">F<text:span text:style-name="MT3">AX</text:span>:<text:span text:style-name="MT3">+886-2-</text:span>27955510</text:p>
            </table:table-cell>
          </table:table-row>
        </table:table>
        <text:p text:style-name="MP2"/>
      </style:header>
      <style:footer>
        <text:p text:style-name="MP3"><text:span text:style-name="MT1">Pages：</text:span><text:span text:style-name="MT1"><text:page-number text:select-page="current">1</text:page-number></text:span><text:span text:style-name="MT1"> / 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3T10:47:00.989780342</meta:creation-date>
    <meta:generator>LibreOffice/7.2.5.2$Windows_X86_64 LibreOffice_project/499f9727c189e6ef3471021d6132d4c694f357e5</meta:generator>
    <dc:date>2022-10-05T13:57:40.128000000</dc:date>
    <meta:editing-duration>PT10H8M22S</meta:editing-duration>
    <meta:editing-cycles>226</meta:editing-cycles>
    <meta:print-date>2021-08-18T14:59:02.829493816</meta:print-date>
    <meta:document-statistic meta:table-count="7" meta:image-count="1" meta:object-count="0" meta:page-count="1" meta:paragraph-count="46" meta:word-count="135" meta:character-count="999" meta:non-whitespace-character-count="504"/>
  </office:meta>
</office:document-meta>
</file>